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rs de la connexion, l'utilisateur arrive sur ses messages privés, il peut choisir a destinataire et lui envoyer un message directement, le menu en haut permet de navigué vers les 2 autres pages, le forum, où l'on peut voir différents sujet et les commenter, puis une page de chat publique qui permet de dialoguer avec les autres utilisat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3T09:53:10.68</meta:creation-date>
    <meta:document-statistic meta:table-count="0" meta:image-count="0" meta:object-count="0" meta:page-count="1" meta:paragraph-count="1" meta:word-count="58" meta:character-count="344"/>
    <dc:date>2020-03-03T09:57:33.94</dc:date>
    <meta:editing-duration>PT4M24S</meta:editing-duration>
    <meta:editing-cycles>1</meta:editing-cycles>
    <meta:generator>OpenOffice/4.1.7$Win32 OpenOffice.org_project/417m1$Build-9800</meta:generator>
  </office:meta>
</office:document-meta>
</file>